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455.7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01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5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/>
          <table:table-cell table:style-name="Default" office:value-type="string" calcext:value-type="string">
            <text:p>Base (2018)</text:p>
          </table:table-cell>
          <table:table-cell table:style-name="Default" table:number-columns-repeated="2"/>
          <table:table-cell table:style-name="Default" office:value-type="string" calcext:value-type="string">
            <text:p>CO2 var.</text:p>
          </table:table-cell>
          <table:table-cell table:style-name="Default" office:value-type="string" calcext:value-type="string">
            <text:p>s_delz = 0.3m</text:p>
          </table:table-cell>
          <table:table-cell table:style-name="Default" office:value-type="string" calcext:value-type="string">
            <text:p>atm. Pressure</text:p>
          </table:table-cell>
          <table:table-cell table:style-name="Default" office:value-type="string" calcext:value-type="string">
            <text:p>rtdepthg sce</text:p>
          </table:table-cell>
          <table:table-cell table:style-name="Default" office:value-type="string" calcext:value-type="string">
            <text:p>Cpcff = 1.2e-6</text:p>
          </table:table-cell>
          <table:table-cell table:style-name="Default" office:value-type="string" calcext:value-type="string">
            <text:p>weatherdata</text:p>
          </table:table-cell>
          <table:table-cell table:style-name="Default" office:value-type="string" calcext:value-type="string">
            <text:p>free draining topo</text:p>
          </table:table-cell>
          <table:table-cell table:style-name="Default" table:number-columns-repeated="3"/>
          <table:table-cell table:style-name="Default" office:value-type="string" calcext:value-type="string">
            <text:p>startdate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table:number-columns-repeated="1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ata from AoB2015, no new runs involved</text:p>
          </table:table-cell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nchmark-repr</text:p>
          </table:table-cell>
          <table:table-cell table:style-name="Default" office:value-type="string" calcext:value-type="string">
            <text:p>SCE-results are taken from AoB2015, best solution re-run with new code. No differences are allowed</text:p>
          </table:table-cell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CE-check</text:p>
          </table:table-cell>
          <table:table-cell table:style-name="Default" office:value-type="string" calcext:value-type="string">
            <text:p>Re-run everything including SCE with AoB parameterization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3"/>
          <table:table-cell table:style-name="ce1" office:value-type="float" office:value="1976" calcext:value-type="float">
            <text:p>197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odeltime</text:p>
          </table:table-cell>
          <table:table-cell table:style-name="Default" office:value-type="string" calcext:value-type="string">
            <text:p>Change startyear from 1976 to 1981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3"/>
          <table:table-cell table:style-name="ce2" office:value-type="float" office:value="1981" calcext:value-type="float">
            <text:p>198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CO2-var</text:p>
          </table:table-cell>
          <table:table-cell table:style-name="Default" office:value-type="string" calcext:value-type="string">
            <text:p>Change fixed CO2-level to variable levels from MaunaLoa</text:p>
          </table:table-cell>
          <table:table-cell table:style-name="ce2" office:value-type="string" calcext:value-type="string">
            <text:p>CO2 MaunaLoa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3"/>
          <table:table-cell table:style-name="ce1" office:value-type="float" office:value="1976" calcext:value-type="float">
            <text:p>197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delz</text:p>
          </table:table-cell>
          <table:table-cell table:style-name="Default" office:value-type="string" calcext:value-type="string">
            <text:p>Change soil layer thickness from 0.5m to 0.2m</text:p>
          </table:table-cell>
          <table:table-cell table:style-name="ce1" office:value-type="string" calcext:value-type="string">
            <text:p>CO2 fixed 317ppm</text:p>
          </table:table-cell>
          <table:table-cell table:style-name="ce2" office:value-type="string" calcext:value-type="string">
            <text:p>s_delz = 0.2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3"/>
          <table:table-cell table:style-name="ce1" office:value-type="float" office:value="1976" calcext:value-type="float">
            <text:p>197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tm</text:p>
          </table:table-cell>
          <table:table-cell table:style-name="Default" office:value-type="string" calcext:value-type="string">
            <text:p>Change atmospheric pressure from fixed to variable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2" office:value-type="string" calcext:value-type="string">
            <text:p>variable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3"/>
          <table:table-cell table:style-name="ce1" office:value-type="float" office:value="1976" calcext:value-type="float">
            <text:p>197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Rgdepth</text:p>
          </table:table-cell>
          <table:table-cell table:style-name="Default" office:value-type="string" calcext:value-type="string">
            <text:p>Optimize rooting depth grasses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2" office:value-type="string" calcext:value-type="string">
            <text:p>Rtdeptg optimized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3"/>
          <table:table-cell table:style-name="ce1" office:value-type="float" office:value="1976" calcext:value-type="float">
            <text:p>197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Cpcff</text:p>
          </table:table-cell>
          <table:table-cell table:style-name="Default" office:value-type="string" calcext:value-type="string">
            <text:p>Change costfactor water transport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2" office:value-type="string" calcext:value-type="string">
            <text:p>Cpcff = 1.2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3"/>
          <table:table-cell table:style-name="ce1" office:value-type="float" office:value="1976" calcext:value-type="float">
            <text:p>197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Weather</text:p>
          </table:table-cell>
          <table:table-cell table:style-name="Default" office:value-type="string" calcext:value-type="string">
            <text:p>Use new weatherdata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2" office:value-type="string" calcext:value-type="string">
            <text:p>Data 2018</text:p>
          </table:table-cell>
          <table:table-cell table:style-name="ce1" office:value-type="string" calcext:value-type="string">
            <text:p>topo from AoB 2015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Hydro1</text:p>
          </table:table-cell>
          <table:table-cell table:style-name="Default" office:value-type="string" calcext:value-type="string">
            <text:p>Use different parameterization hydrology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2" office:value-type="string" calcext:value-type="string">
            <text:p>free draining topo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Hydro2</text:p>
          </table:table-cell>
          <table:table-cell table:style-name="Default" office:value-type="string" calcext:value-type="string">
            <text:p>Use different parameterization hydrology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2" office:value-type="string" calcext:value-type="string">
            <text:p>No-free draining topo</text:p>
          </table:table-cell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15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 table:number-rows-repeated="14">
          <table:table-cell table:number-columns-repeated="17"/>
          <table:table-cell table:style-name="Default" table:number-columns-repeated="3"/>
        </table:table-row>
        <table:table-row table:style-name="ro1">
          <table:table-cell table:number-columns-repeated="1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4:52:34.944256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8:33:21.778653519</meta:creation-date>
    <dc:date>2019-08-05T17:09:41.314676886</dc:date>
    <meta:editing-duration>PT8H25M28S</meta:editing-duration>
    <meta:editing-cycles>11</meta:editing-cycles>
    <meta:generator>LibreOffice/6.0.7.3$Linux_X86_64 LibreOffice_project/00m0$Build-3</meta:generator>
    <meta:document-statistic meta:table-count="1" meta:cell-count="125" meta:object-count="0"/>
  </office:meta>
</office:document-meta>
</file>